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4pt" fo:language="fr" fo:country="FR" fo:font-weight="normal" style:font-size-asian="14pt" style:font-weight-asian="normal" style:font-size-complex="14pt" style:font-weight-complex="normal"/>
    </style:style>
    <style:style style:name="P2" style:family="paragraph" style:parent-style-name="Standard">
      <style:text-properties style:font-name="Calibri" fo:font-size="13pt" fo:language="fr" fo:country="FR" style:font-size-asian="13pt" style:font-size-complex="13pt"/>
    </style:style>
    <style:style style:name="P3" style:family="paragraph" style:parent-style-name="Standard">
      <style:paragraph-properties fo:text-align="end" style:justify-single-word="false"/>
      <style:text-properties style:font-name="Calibri" fo:font-size="13pt" fo:language="fr" fo:country="FR" style:font-size-asian="13pt" style:font-size-complex="13pt"/>
    </style:style>
    <style:style style:name="P4" style:family="paragraph" style:parent-style-name="Standard">
      <style:paragraph-properties fo:text-align="justify" style:justify-single-word="false"/>
      <style:text-properties style:font-name="Calibri" fo:font-size="13pt" fo:language="fr" fo:country="FR" style:font-size-asian="13pt" style:font-size-complex="13pt"/>
    </style:style>
    <style:style style:name="P5" style:family="paragraph" style:parent-style-name="Standard">
      <style:paragraph-properties fo:text-align="end" style:justify-single-word="false"/>
      <style:text-properties style:font-name="Calibri"/>
    </style:style>
    <style:style style:name="P6" style:family="paragraph" style:parent-style-name="Standard">
      <style:paragraph-properties fo:text-align="end" style:justify-single-word="false"/>
      <style:text-properties fo:font-variant="normal" fo:text-transform="none" style:font-name="apple-system" fo:font-size="12pt" fo:letter-spacing="normal" fo:font-style="normal" fo:font-weight="normal" fo:background-color="#ffffff"/>
    </style:style>
    <style:style style:name="P7" style:family="paragraph" style:parent-style-name="Standard">
      <style:paragraph-properties fo:text-align="end" style:justify-single-word="false"/>
      <style:text-properties fo:font-variant="normal" fo:text-transform="none" style:font-name="apple-system" fo:font-size="12pt" fo:letter-spacing="normal" fo:language="fr" fo:country="FR" fo:font-style="normal" fo:font-weight="normal" fo:background-color="#ffffff" style:font-size-asian="13pt" style:font-size-complex="13pt"/>
    </style:style>
    <style:style style:name="T1" style:family="text">
      <style:text-properties style:text-position="super 58%"/>
    </style:style>
    <style:style style:name="T2" style:family="text">
      <style:text-properties fo:font-variant="normal" fo:text-transform="none" style:font-name="apple-system" fo:font-size="12pt" fo:letter-spacing="normal" fo:font-style="normal" fo:font-weight="normal" fo:background-color="#ffffff"/>
    </style:style>
    <style:style style:name="T3" style:family="text">
      <style:text-properties fo:font-variant="normal" fo:text-transform="none" style:font-name="apple-system" fo:font-size="12pt" fo:letter-spacing="normal" fo:language="fr" fo:country="FR" fo:font-style="normal" fo:font-weight="normal" fo:background-color="#ffffff"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érémy Choisy</text:p>
      <text:p text:style-name="P2">La Bastide du Loup</text:p>
      <text:p text:style-name="P2">211 chemin de la carrière de Montmeuille</text:p>
      <text:p text:style-name="P2">06480 La Colle sur loup</text:p>
      <text:p text:style-name="P2">choisy.jeremy@gmail.com</text:p>
      <text:p text:style-name="P2">07.75.21.36.24</text:p>
      <text:p text:style-name="P2">D.O.B : 08.01.1992</text:p>
      <text:p text:style-name="P3"><text:tab/><text:tab/><text:tab/><text:tab/><text:tab/><text:tab/><text:tab/> <text:s text:c="6"/><text:span text:style-name="T2">Mr. Duong</text:span></text:p>
      <text:p text:style-name="P5"><text:span text:style-name="T3"><text:tab/><text:tab/><text:tab/><text:tab/><text:tab/><text:tab/><text:tab/> <text:s text:c="5"/></text:span><text:span text:style-name="T2">Associate Director, HR Business Partner</text:span></text:p>
      <text:p text:style-name="P6"><text:tab/><text:tab/><text:tab/><text:tab/><text:tab/><text:tab/><text:tab/><text:tab/><text:tab/><text:tab/>Amadeus IT Group</text:p>
      <text:p text:style-name="P7"><text:tab/><text:tab/><text:tab/><text:tab/><text:tab/><text:tab/><text:tab/><text:tab/><text:tab/><text:tab/><text:tab/>Nice Area</text:p>
      <text:p text:style-name="P3"><text:tab/><text:tab/><text:tab/><text:tab/><text:tab/><text:tab/><text:tab/><text:tab/><text:tab/><text:tab/><text:tab/><text:tab/> <text:s text:c="6"/>France</text:p>
      <text:p text:style-name="P2">Subject : Seeking a developpment internship / apprenticeship</text:p>
      <text:p text:style-name="P2"/>
      <text:p text:style-name="P2">Dear Mr. Duong,</text:p>
      <text:p text:style-name="P4"/>
      <text:p text:style-name="P4"><text:tab/>I am currently enrolled in MIAGE working towards my bachelor's degree in Computer Science.To begin with, I'm seeking an internship from the 13<text:span text:style-name="T1">th</text:span> of May to the 23<text:span text:style-name="T1">rd</text:span> of August, and then an apprenticeship for the next two years.</text:p>
      <text:p text:style-name="P4"/>
      <text:p text:style-name="P4"><text:tab/>As a computer enthusiast, I'm curious about every possible aspect in the IT field and I am eager to learn more. I've always been very dedicated to my work in order to accomplish it in the best possible way. I've been a technical consultant at Junior Miage Concept Nice since early November and I really enjoy working as a team. I truly think that being able to share ideas and suggestions can be a real asset to complete a project.</text:p>
      <text:p text:style-name="P4"/>
      <text:p text:style-name="P4"><text:tab/>Another passion I found a couple of years ago is travelling. I spent two years in Australia, that allowed me to discover another culture, and to travel even more, especially in Asia. What I really liked about that experience is that it gave me the opportunity to live on a daily basis with people who came from a lot of different countries and cultures, and it was more than rewarding. </text:p>
      <text:p text:style-name="P4"/>
      <text:p text:style-name="P4"><text:tab/> I strongly believe that my profile ideally matches that of your company because that would mean providing IT solutions to travel companies and having the privilege to work with passionate people sharing different backgrounds. </text:p>
      <text:p text:style-name="P4"/>
      <text:p text:style-name="P4"><text:tab/>My past experience and educational background will allow me to contribute to your company's excellence.</text:p>
      <text:p text:style-name="P4"/>
      <text:p text:style-name="P4"><text:tab/>I'm willing to meet you at your convenience. Please feel free to contact me for any further information.</text:p>
      <text:p text:style-name="P4"/>
      <text:p text:style-name="P4">Thank you for your time and consideration on my behalf.</text:p>
      <text:p text:style-name="P2">Yours sincerely,</text:p>
      <text:p text:style-name="P2">Jérémy Choisy.</text:p>
      <text:p text:style-name="P2"><text:soft-page-brea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3T21:41:21.37</meta:creation-date>
    <dc:date>2018-11-14T17:43:50.86</dc:date>
    <meta:editing-duration>PT3H36M27S</meta:editing-duration>
    <meta:editing-cycles>7</meta:editing-cycles>
    <meta:generator>OpenOffice/4.1.5$Win32 OpenOffice.org_project/415m1$Build-9789</meta:generator>
    <meta:document-statistic meta:table-count="0" meta:image-count="0" meta:object-count="0" meta:page-count="2" meta:paragraph-count="23" meta:word-count="317" meta:character-count="1937"/>
  </office:meta>
</office:document-meta>
</file>